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ÓM TẮT NỘI DUNG LEARNING PYTHON</text:p>
      <text:p text:style-name="P1"/>
      <text:p text:style-name="Standard"><text:span text:style-name="T2">Tài liệu tham khảo</text:span>: <text:span text:style-name="T1">Robert Smallshire, Austin Bingham - The Python Apprentice_ A Practical and Thorough Introduction to the Python Programming Language (2017)</text:span></text:p>
      <text:p text:style-name="Standard"><text:span text:style-name="T2">Link</text:span>: <text:a xlink:type="simple" xlink:href="http://93.174.95.29/_ads/9D5E7EF18E1EE04EF51D3412467F8D1F" text:style-name="Internet_20_link" text:visited-style-name="Visited_20_Internet_20_Link"><text:span text:style-name="T1">http://93.174.95.29/_ads/9D5E7EF18E1EE04EF51D3412467F8D1F</text:span></text:a></text:p>
      <text:p text:style-name="Standard"/>
      <text:p text:style-name="Standard">1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5T15:05:32.02</meta:creation-date>
    <dc:date>2019-11-15T15:11:53.89</dc:date>
    <meta:editing-duration>PT5M9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4" meta:word-count="32" meta:character-count="256"/>
  </office:meta>
</office:document-meta>
</file>